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80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ff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color="#0047ff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0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19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21" style:family="table-cell" style:parent-style-name="Default">
      <style:table-cell-properties fo:border-bottom="0.035cm solid #000000" fo:border-left="0.002cm solid #000000" fo:border-right="0.035cm solid #000000" fo:border-top="0.002cm solid #000000" style:vertical-align="middle"/>
    </style:style>
    <style:style style:name="ce2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 style:data-style-name="N108">
      <style:table-cell-properties fo:border="0.002cm solid #000000"/>
    </style:style>
    <style:style style:name="ce25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7" style:family="table-cell" style:parent-style-name="Default" style:data-style-name="N110">
      <style:table-cell-properties fo:border-bottom="0.002cm solid #000000" fo:border-left="0.002cm solid #000000" fo:border-right="0.035cm solid #000000" fo:border-top="0.002cm solid #000000"/>
    </style:style>
    <style:style style:name="ce28" style:family="table-cell" style:parent-style-name="Default" style:data-style-name="N110">
      <style:table-cell-properties fo:border-bottom="0.035cm solid #000000" fo:border-left="0.002cm solid #000000" fo:border-right="0.035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 58%" style:font-name="Arial1" style:font-name-asian="Arial1" style:font-name-complex="Arial1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table:number-columns-spanned="1" table:number-rows-spanned="2">
            <text:p>λ<text:span text:style-name="T1">фл</text:span>, нм</text:p>
          </table:table-cell>
          <table:table-cell table:style-name="ce5" office:value-type="string" table:number-columns-spanned="2" table:number-rows-spanned="1">
            <text:p>λ<text:span text:style-name="T1">возб </text:span><text:span text:style-name="T2">= 408</text:span> (нм)</text:p>
          </table:table-cell>
          <table:covered-table-cell table:style-name="ce7"/>
          <table:table-cell table:style-name="ce7" office:value-type="string" table:number-columns-spanned="2" table:number-rows-spanned="1">
            <text:p>λ<text:span text:style-name="T1">возб </text:span><text:span text:style-name="T2">=</text:span>465 (нм)</text:p>
          </table:table-cell>
          <table:covered-table-cell table:style-name="ce14"/>
          <table:table-cell/>
          <table:table-cell table:style-name="ce15" office:value-type="string">
            <text:p>Раствор родамина</text:p>
          </table:table-cell>
          <table:table-cell table:style-name="ce18" office:value-type="string">
            <text:p>λ<text:span text:style-name="T1">фл</text:span>, нм</text:p>
          </table:table-cell>
          <table:table-cell table:style-name="ce20" office:value-type="string">
            <text:p>λ<text:span text:style-name="T1">возб</text:span>, нм</text:p>
          </table:table-cell>
          <table:table-cell table:style-name="ce23" office:value-type="string">
            <text:p>I<text:span text:style-name="T1">II</text:span></text:p>
          </table:table-cell>
          <table:table-cell table:style-name="ce23" office:value-type="string">
            <text:p>I<text:span text:style-name="T3">┴</text:span></text:p>
          </table:table-cell>
          <table:table-cell table:style-name="ce23" office:value-type="string">
            <text:p>K<text:span text:style-name="T1">II</text:span></text:p>
          </table:table-cell>
          <table:table-cell table:style-name="ce23" office:value-type="string">
            <text:p>K<text:span text:style-name="T3">┴</text:span></text:p>
          </table:table-cell>
          <table:table-cell table:style-name="ce23" office:value-type="string">
            <text:p>K</text:p>
          </table:table-cell>
          <table:table-cell table:style-name="ce26" office:value-type="string">
            <text:p>P</text:p>
          </table:table-cell>
        </table:table-row>
        <table:table-row table:style-name="ro1">
          <table:covered-table-cell table:style-name="ce2"/>
          <table:table-cell table:style-name="ce6" office:value-type="string">
            <text:p>U, мВ</text:p>
          </table:table-cell>
          <table:table-cell table:style-name="ce8" office:value-type="string">
            <text:p>U/U<text:span text:style-name="T1">max</text:span>, мВ</text:p>
          </table:table-cell>
          <table:table-cell table:style-name="ce11" office:value-type="string">
            <text:p>U, мВ</text:p>
          </table:table-cell>
          <table:table-cell table:style-name="ce8" office:value-type="string">
            <text:p>U/U<text:span text:style-name="T1">max</text:span>, мВ</text:p>
          </table:table-cell>
          <table:table-cell/>
          <table:table-cell table:style-name="ce16" office:value-type="string">
            <text:p>в глицерине</text:p>
          </table:table-cell>
          <table:table-cell table:style-name="ce19" office:value-type="float" office:value="560" table:number-columns-spanned="1" table:number-rows-spanned="2">
            <text:p>560</text:p>
          </table:table-cell>
          <table:table-cell table:style-name="ce21" office:value-type="float" office:value="435.8" table:number-columns-spanned="1" table:number-rows-spanned="2">
            <text:p>435,8</text:p>
          </table:table-cell>
          <table:table-cell table:style-name="ce12" office:value-type="float" office:value="14.3">
            <text:p>14,3</text:p>
          </table:table-cell>
          <table:table-cell table:style-name="ce12" office:value-type="float" office:value="8.8">
            <text:p>8,8</text:p>
          </table:table-cell>
          <table:table-cell table:style-name="ce12" office:value-type="float" office:value="13.3">
            <text:p>13,3</text:p>
          </table:table-cell>
          <table:table-cell table:style-name="ce12" office:value-type="float" office:value="10.1">
            <text:p>10,1</text:p>
          </table:table-cell>
          <table:table-cell table:style-name="ce24" table:formula="of:=[.L2]/[.M2]" office:value-type="float" office:value="1.31683168316832">
            <text:p>1,317</text:p>
          </table:table-cell>
          <table:table-cell table:style-name="ce27" table:formula="of:=([.J2]-[.N2]*[.K2])/([.J2]+[.N2]*[.K2])" office:value-type="float" office:value="0.104753891459823">
            <text:p>0,1048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5.5">
            <text:p>5,5</text:p>
          </table:table-cell>
          <table:table-cell table:formula="of:=[.B3]/MAX([.B$3:.B$21])" office:value-type="float" office:value="0.036813922356091">
            <text:p>0,04</text:p>
          </table:table-cell>
          <table:table-cell office:value-type="float" office:value="3.3">
            <text:p>3,3</text:p>
          </table:table-cell>
          <table:table-cell table:formula="of:=[.D3]/MAX([.D$3:.D$21])" office:value-type="float" office:value="0.0106554730384243">
            <text:p>0,01</text:p>
          </table:table-cell>
          <table:table-cell/>
          <table:table-cell table:style-name="ce17" office:value-type="string">
            <text:p>в этаноле</text:p>
          </table:table-cell>
          <table:covered-table-cell table:style-name="ce13"/>
          <table:covered-table-cell table:style-name="ce22"/>
          <table:table-cell table:style-name="ce13" office:value-type="float" office:value="16.8">
            <text:p>16,8</text:p>
          </table:table-cell>
          <table:table-cell table:style-name="ce13" office:value-type="float" office:value="12.1">
            <text:p>12,1</text:p>
          </table:table-cell>
          <table:table-cell table:style-name="ce13" office:value-type="float" office:value="21.2">
            <text:p>21,2</text:p>
          </table:table-cell>
          <table:table-cell table:style-name="ce13" office:value-type="float" office:value="15.6">
            <text:p>15,6</text:p>
          </table:table-cell>
          <table:table-cell table:style-name="ce25" table:formula="of:=[.L3]/[.M3]" office:value-type="float" office:value="1.35897435897436">
            <text:p>1,359</text:p>
          </table:table-cell>
          <table:table-cell table:style-name="ce28" table:formula="of:=([.J3]-[.N3]*[.K3])/([.J3]+[.N3]*[.K3])" office:value-type="float" office:value="0.0107211723871963">
            <text:p>0,0107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8.8">
            <text:p>8,8</text:p>
          </table:table-cell>
          <table:table-cell table:formula="of:=[.B4]/MAX([.B$3:.B$21])" office:value-type="float" office:value="0.0589022757697457">
            <text:p>0,06</text:p>
          </table:table-cell>
          <table:table-cell office:value-type="float" office:value="10">
            <text:p>10</text:p>
          </table:table-cell>
          <table:table-cell table:formula="of:=[.D4]/MAX([.D$3:.D$21])" office:value-type="float" office:value="0.0322893122376493">
            <text:p>0,03</text:p>
          </table:table-cell>
          <table:table-cell table:number-columns-repeated="10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6.6">
            <text:p>26,6</text:p>
          </table:table-cell>
          <table:table-cell table:formula="of:=[.B5]/MAX([.B$3:.B$21])" office:value-type="float" office:value="0.178045515394913">
            <text:p>0,18</text:p>
          </table:table-cell>
          <table:table-cell office:value-type="float" office:value="51.5">
            <text:p>51,5</text:p>
          </table:table-cell>
          <table:table-cell table:formula="of:=[.D5]/MAX([.D$3:.D$21])" office:value-type="float" office:value="0.166289958023894">
            <text:p>0,17</text:p>
          </table:table-cell>
          <table:table-cell>
            <draw:frame table:end-cell-address="Лист1.L21" table:end-x="0.085cm" table:end-y="0.161cm" draw:z-index="1" draw:style-name="gr1" draw:text-style-name="P1" svg:width="10.702cm" svg:height="7.016cm" svg:x="2.225cm" svg:y="0.371cm">
              <draw:object draw:notify-on-update-of-ranges="Лист1.A3:Лист1.A21 Лист1.B1:Лист1.B1 Лист1.C3:Лист1.C21 Лист1.A3:Лист1.A21 Лист1.D1:Лист1.D1 Лист1.E3:Лист1.E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82.2">
            <text:p>82,2</text:p>
          </table:table-cell>
          <table:table-cell table:formula="of:=[.B6]/MAX([.B$3:.B$21])" office:value-type="float" office:value="0.550200803212851">
            <text:p>0,55</text:p>
          </table:table-cell>
          <table:table-cell office:value-type="float" office:value="168.6">
            <text:p>168,6</text:p>
          </table:table-cell>
          <table:table-cell table:formula="of:=[.D6]/MAX([.D$3:.D$21])" office:value-type="float" office:value="0.544397804326768">
            <text:p>0,54</text:p>
          </table:table-cell>
          <table:table-cell table:number-columns-repeated="6"/>
          <table:table-cell>
            <draw:frame table:end-cell-address="Лист1.Q21" table:end-x="1.371cm" table:end-y="0.187cm" draw:z-index="0" draw:style-name="gr1" draw:text-style-name="P1" svg:width="10.345cm" svg:height="6.952cm" svg:x="0.468cm" svg:y="0.01cm">
              <draw:object draw:notify-on-update-of-ranges="Лист1.A3:Лист1.A21 Лист1.B1:Лист1.B1 Лист1.B3:Лист1.B21 Лист1.A3:Лист1.A21 Лист1.D1:Лист1.D1 Лист1.D3:Лист1.D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36.6">
            <text:p>136,6</text:p>
          </table:table-cell>
          <table:table-cell table:formula="of:=[.B7]/MAX([.B$3:.B$21])" office:value-type="float" office:value="0.914323962516733">
            <text:p>0,91</text:p>
          </table:table-cell>
          <table:table-cell office:value-type="float" office:value="286.6">
            <text:p>286,6</text:p>
          </table:table-cell>
          <table:table-cell table:formula="of:=[.D7]/MAX([.D$3:.D$21])" office:value-type="float" office:value="0.92541168873103">
            <text:p>0,93</text:p>
          </table:table-cell>
          <table:table-cell table:number-columns-repeated="10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149.4">
            <text:p>149,4</text:p>
          </table:table-cell>
          <table:table-cell table:formula="of:=[.B8]/MAX([.B$3:.B$21])" office:value-type="float" office:value="1">
            <text:p>1,00</text:p>
          </table:table-cell>
          <table:table-cell office:value-type="float" office:value="307.7">
            <text:p>307,7</text:p>
          </table:table-cell>
          <table:table-cell table:formula="of:=[.D8]/MAX([.D$3:.D$21])" office:value-type="float" office:value="0.99354213755247">
            <text:p>0,99</text:p>
          </table:table-cell>
          <table:table-cell table:number-columns-repeated="10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49.4">
            <text:p>149,4</text:p>
          </table:table-cell>
          <table:table-cell table:formula="of:=[.B9]/MAX([.B$3:.B$21])" office:value-type="float" office:value="1">
            <text:p>1,00</text:p>
          </table:table-cell>
          <table:table-cell office:value-type="float" office:value="309.7">
            <text:p>309,7</text:p>
          </table:table-cell>
          <table:table-cell table:formula="of:=[.D9]/MAX([.D$3:.D$21])" office:value-type="float" office:value="1">
            <text:p>1,00</text:p>
          </table:table-cell>
          <table:table-cell table:number-columns-repeated="10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39.7">
            <text:p>139,7</text:p>
          </table:table-cell>
          <table:table-cell table:formula="of:=[.B10]/MAX([.B$3:.B$21])" office:value-type="float" office:value="0.935073627844712">
            <text:p>0,94</text:p>
          </table:table-cell>
          <table:table-cell office:value-type="float" office:value="287.7">
            <text:p>287,7</text:p>
          </table:table-cell>
          <table:table-cell table:formula="of:=[.D10]/MAX([.D$3:.D$21])" office:value-type="float" office:value="0.928963513077171">
            <text:p>0,93</text:p>
          </table:table-cell>
          <table:table-cell table:number-columns-repeated="10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24.4">
            <text:p>124,4</text:p>
          </table:table-cell>
          <table:table-cell table:formula="of:=[.B11]/MAX([.B$3:.B$21])" office:value-type="float" office:value="0.832663989290495">
            <text:p>0,83</text:p>
          </table:table-cell>
          <table:table-cell office:value-type="float" office:value="255.5">
            <text:p>255,5</text:p>
          </table:table-cell>
          <table:table-cell table:formula="of:=[.D11]/MAX([.D$3:.D$21])" office:value-type="float" office:value="0.824991927671941">
            <text:p>0,82</text:p>
          </table:table-cell>
          <table:table-cell table:number-columns-repeated="10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08.8">
            <text:p>108,8</text:p>
          </table:table-cell>
          <table:table-cell table:formula="of:=[.B12]/MAX([.B$3:.B$21])" office:value-type="float" office:value="0.728246318607764">
            <text:p>0,73</text:p>
          </table:table-cell>
          <table:table-cell office:value-type="float" office:value="219.2">
            <text:p>219,2</text:p>
          </table:table-cell>
          <table:table-cell table:formula="of:=[.D12]/MAX([.D$3:.D$21])" office:value-type="float" office:value="0.707781724249273">
            <text:p>0,71</text:p>
          </table:table-cell>
          <table:table-cell table:number-columns-repeated="10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91">
            <text:p>91</text:p>
          </table:table-cell>
          <table:table-cell table:formula="of:=[.B13]/MAX([.B$3:.B$21])" office:value-type="float" office:value="0.609103078982597">
            <text:p>0,61</text:p>
          </table:table-cell>
          <table:table-cell office:value-type="float" office:value="184.4">
            <text:p>184,4</text:p>
          </table:table-cell>
          <table:table-cell table:formula="of:=[.D13]/MAX([.D$3:.D$21])" office:value-type="float" office:value="0.595414917662254">
            <text:p>0,60</text:p>
          </table:table-cell>
          <table:table-cell table:number-columns-repeated="10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77.7">
            <text:p>77,7</text:p>
          </table:table-cell>
          <table:table-cell table:formula="of:=[.B14]/MAX([.B$3:.B$21])" office:value-type="float" office:value="0.520080321285141">
            <text:p>0,52</text:p>
          </table:table-cell>
          <table:table-cell office:value-type="float" office:value="154.4">
            <text:p>154,4</text:p>
          </table:table-cell>
          <table:table-cell table:formula="of:=[.D14]/MAX([.D$3:.D$21])" office:value-type="float" office:value="0.498546980949306">
            <text:p>0,50</text:p>
          </table:table-cell>
          <table:table-cell table:number-columns-repeated="10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66.6">
            <text:p>66,6</text:p>
          </table:table-cell>
          <table:table-cell table:formula="of:=[.B15]/MAX([.B$3:.B$21])" office:value-type="float" office:value="0.44578313253012">
            <text:p>0,45</text:p>
          </table:table-cell>
          <table:table-cell office:value-type="float" office:value="133.3">
            <text:p>133,3</text:p>
          </table:table-cell>
          <table:table-cell table:formula="of:=[.D15]/MAX([.D$3:.D$21])" office:value-type="float" office:value="0.430416532127866">
            <text:p>0,43</text:p>
          </table:table-cell>
          <table:table-cell table:number-columns-repeated="10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49.4">
            <text:p>49,4</text:p>
          </table:table-cell>
          <table:table-cell table:formula="of:=[.B16]/MAX([.B$3:.B$21])" office:value-type="float" office:value="0.330655957161981">
            <text:p>0,33</text:p>
          </table:table-cell>
          <table:table-cell office:value-type="float" office:value="95.5">
            <text:p>95,5</text:p>
          </table:table-cell>
          <table:table-cell table:formula="of:=[.D16]/MAX([.D$3:.D$21])" office:value-type="float" office:value="0.308362931869551">
            <text:p>0,31</text:p>
          </table:table-cell>
          <table:table-cell table:number-columns-repeated="10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4.4">
            <text:p>34,4</text:p>
          </table:table-cell>
          <table:table-cell table:formula="of:=[.B17]/MAX([.B$3:.B$21])" office:value-type="float" office:value="0.230254350736278">
            <text:p>0,23</text:p>
          </table:table-cell>
          <table:table-cell office:value-type="float" office:value="62.6">
            <text:p>62,6</text:p>
          </table:table-cell>
          <table:table-cell table:formula="of:=[.D17]/MAX([.D$3:.D$21])" office:value-type="float" office:value="0.202131094607685">
            <text:p>0,20</text:p>
          </table:table-cell>
          <table:table-cell table:number-columns-repeated="10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29.7">
            <text:p>29,7</text:p>
          </table:table-cell>
          <table:table-cell table:formula="of:=[.B18]/MAX([.B$3:.B$21])" office:value-type="float" office:value="0.198795180722892">
            <text:p>0,20</text:p>
          </table:table-cell>
          <table:table-cell office:value-type="float" office:value="50.5">
            <text:p>50,5</text:p>
          </table:table-cell>
          <table:table-cell table:formula="of:=[.D18]/MAX([.D$3:.D$21])" office:value-type="float" office:value="0.163061026800129">
            <text:p>0,16</text:p>
          </table:table-cell>
          <table:table-cell table:number-columns-repeated="10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6.6">
            <text:p>16,6</text:p>
          </table:table-cell>
          <table:table-cell table:formula="of:=[.B19]/MAX([.B$3:.B$21])" office:value-type="float" office:value="0.111111111111111">
            <text:p>0,11</text:p>
          </table:table-cell>
          <table:table-cell office:value-type="float" office:value="28.2">
            <text:p>28,2</text:p>
          </table:table-cell>
          <table:table-cell table:formula="of:=[.D19]/MAX([.D$3:.D$21])" office:value-type="float" office:value="0.0910558605101711">
            <text:p>0,09</text:p>
          </table:table-cell>
          <table:table-cell table:number-columns-repeated="10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2.2">
            <text:p>12,2</text:p>
          </table:table-cell>
          <table:table-cell table:formula="of:=[.B20]/MAX([.B$3:.B$21])" office:value-type="float" office:value="0.0816599732262383">
            <text:p>0,08</text:p>
          </table:table-cell>
          <table:table-cell office:value-type="float" office:value="20.2">
            <text:p>20,2</text:p>
          </table:table-cell>
          <table:table-cell table:formula="of:=[.D20]/MAX([.D$3:.D$21])" office:value-type="float" office:value="0.0652244107200517">
            <text:p>0,07</text:p>
          </table:table-cell>
          <table:table-cell table:number-columns-repeated="1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office:value-type="float" office:value="8.8">
            <text:p>8,8</text:p>
          </table:table-cell>
          <table:table-cell table:style-name="ce10" table:formula="of:=[.B21]/MAX([.B$3:.B$21])" office:value-type="float" office:value="0.0589022757697457">
            <text:p>0,06</text:p>
          </table:table-cell>
          <table:table-cell table:style-name="ce13" office:value-type="float" office:value="13.3">
            <text:p>13,3</text:p>
          </table:table-cell>
          <table:table-cell table:style-name="ce10" table:formula="of:=[.D21]/MAX([.D$3:.D$21])" office:value-type="float" office:value="0.0429447852760736">
            <text:p>0,04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09:25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15T09:46:28.55</meta:creation-date>
    <dc:date>2015-05-29T09:25:16.40</dc:date>
    <dc:creator>Егор Клёнин</dc:creator>
    <meta:editing-duration>PT1H55M59S</meta:editing-duration>
    <meta:editing-cycles>10</meta:editing-cycles>
    <meta:generator>OpenOffice/4.1.1$Win32 OpenOffice.org_project/411m6$Build-9775</meta:generator>
    <meta:document-statistic meta:table-count="1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/>
      <style:graphic-properties svg:stroke-width="0.05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>
        <chart:symbol-image xlink:href="Pictures/2000000D000000DD000000DD8384ABF7.svm" xlink:type="simple" xlink:actuate="onLoad"/>
      </style:chart-properties>
      <style:graphic-properties svg:stroke-width="0.05cm" svg:stroke-color="#ff3366" draw:fill-color="#ff33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46cm" svg:height="6.953cm" xlink:href=".." xlink:type="simple" chart:class="chart:scatter" chart:style-name="ch1">
        <chart:title svg:x="2.457cm" svg:y="0.275cm" chart:style-name="ch2">
          <text:p>Спектры флюоресценции</text:p>
        </chart:title>
        <chart:legend chart:legend-position="bottom" svg:x="1.472cm" svg:y="6.144cm" style:legend-expansion="wide" chart:style-name="ch3"/>
        <chart:plot-area chart:style-name="ch4" table:cell-range-address="Лист1.A3:Лист1.B21 Лист1.B1:Лист1.B1 Лист1.D1:Лист1.D1 Лист1.D3:Лист1.D21" chart:data-source-has-labels="row" svg:x="0.224cm" svg:y="1.214cm" svg:width="9.8cm" svg:height="5.053cm">
          <chartooo:coordinate-region svg:x="1.032cm" svg:y="1.426cm" svg:width="8.713cm" svg:height="4.168cm"/>
          <chart:axis chart:dimension="x" chart:name="primary-x" chart:style-name="ch5">
            <chart:title svg:x="9.001cm" svg:y="5.125cm" chart:style-name="ch6">
              <text:p>λ, нм</text:p>
            </chart:title>
            <chart:grid chart:style-name="ch7" chart:class="major"/>
          </chart:axis>
          <chart:axis chart:dimension="y" chart:name="primary-y" chart:style-name="ch5">
            <chart:title svg:x="1.032cm" svg:y="0.956cm" chart:style-name="ch6">
              <text:p>U, мВ</text:p>
            </chart:title>
            <chart:grid chart:style-name="ch7" chart:class="major"/>
          </chart:axis>
          <chart:series chart:style-name="ch8" chart:values-cell-range-address="Лист1.B3:Лист1.B21" chart:label-cell-address="Лист1.B1:Лист1.B1" chart:class="chart:scatter">
            <chart:domain table:cell-range-address="Лист1.A3:Лист1.A21"/>
            <chart:data-point chart:repeated="19"/>
          </chart:series>
          <chart:series chart:style-name="ch9" chart:values-cell-range-address="Лист1.D3:Лист1.D21" chart:label-cell-address="Лист1.D1:Лист1.D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λвозб = 408 (нм)</text:p>
                <draw:g>
                  <svg:desc>Лист1.B1:Лист1.B1</svg:desc>
                </draw:g>
              </table:table-cell>
              <table:table-cell office:value-type="string">
                <text:p>λвозб =465 (нм)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Лист1.A3:Лист1.A21</svg:desc>
                </draw:g>
              </table:table-cell>
              <table:table-cell office:value-type="float" office:value="5.5">
                <text:p>5.5</text:p>
                <draw:g>
                  <svg:desc>Лист1.B3:Лист1.B21</svg:desc>
                </draw:g>
              </table:table-cell>
              <table:table-cell office:value-type="float" office:value="3.3">
                <text:p>3.3</text:p>
                <draw:g>
                  <svg:desc>Лист1.D3:Лист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">
                <text:p>510</text:p>
              </table:table-cell>
              <table:table-cell office:value-type="float" office:value="8.8">
                <text:p>8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26.6">
                <text:p>26.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82.2">
                <text:p>82.2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136.6">
                <text:p>136.6</text:p>
              </table:table-cell>
              <table:table-cell office:value-type="float" office:value="286.6">
                <text:p>28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49.4">
                <text:p>149.4</text:p>
              </table:table-cell>
              <table:table-cell office:value-type="float" office:value="307.7">
                <text:p>30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149.4">
                <text:p>149.4</text:p>
              </table:table-cell>
              <table:table-cell office:value-type="float" office:value="309.7">
                <text:p>30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5">
                <text:p>555</text:p>
              </table:table-cell>
              <table:table-cell office:value-type="float" office:value="139.7">
                <text:p>139.7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124.4">
                <text:p>124.4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">
                <text:p>565</text:p>
              </table:table-cell>
              <table:table-cell office:value-type="float" office:value="108.8">
                <text:p>108.8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">
                <text:p>570</text:p>
              </table:table-cell>
              <table:table-cell office:value-type="float" office:value="91">
                <text:p>91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77.7">
                <text:p>77.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0">
                <text:p>580</text:p>
              </table:table-cell>
              <table:table-cell office:value-type="float" office:value="66.6">
                <text:p>66.6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49.4">
                <text:p>49.4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34.4">
                <text:p>34.4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  <table:table-cell office:value-type="float" office:value="29.7">
                <text:p>29.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16.6">
                <text:p>16.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">
                <text:p>630</text:p>
              </table:table-cell>
              <table:table-cell office:value-type="float" office:value="12.2">
                <text:p>12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">
                <text:p>640</text:p>
              </table:table-cell>
              <table:table-cell office:value-type="float" office:value="8.8">
                <text:p>8.8</text:p>
              </table:table-cell>
              <table:table-cell office:value-type="float" office:value="13.3">
                <text:p>1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D000000DD000000DD3F0040E4.svm" xlink:type="simple" xlink:actuate="onLoad"/>
      </style:chart-properties>
      <style:graphic-properties svg:stroke-width="0.03cm" svg:stroke-color="#ff3366" draw:fill-color="#ff336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15cm" chart:symbol-height="0.15cm">
        <chart:symbol-image xlink:href="Pictures/2000000D000000DD000000DD8384ABF7.svm" xlink:type="simple" xlink:actuate="onLoad"/>
      </style:chart-properties>
      <style:graphic-properties svg:stroke-width="0.03cm" svg:stroke-color="#0084d1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03cm" svg:height="7.017cm" xlink:href=".." xlink:type="simple" chart:class="chart:scatter" chart:style-name="ch1">
        <chart:title svg:x="2.635cm" svg:y="0.276cm" chart:style-name="ch2">
          <text:p>Спектры флюоресценции</text:p>
        </chart:title>
        <chart:legend chart:legend-position="bottom" svg:x="1.65cm" svg:y="6.208cm" style:legend-expansion="wide" chart:style-name="ch3"/>
        <chart:plot-area chart:style-name="ch4" table:cell-range-address="Лист1.A3:Лист1.A21 Лист1.B1:Лист1.B1 Лист1.C3:Лист1.C21 Лист1.D1:Лист1.D1 Лист1.E3:Лист1.E21" chart:data-source-has-labels="row" svg:x="0.13cm" svg:y="1.226cm" svg:width="10.233cm" svg:height="5.185cm">
          <chartooo:coordinate-region svg:x="1.042cm" svg:y="1.439cm" svg:width="9.041cm" svg:height="4.299cm"/>
          <chart:axis chart:dimension="x" chart:name="primary-x" chart:style-name="ch5">
            <chart:title svg:x="9.393cm" svg:y="5.216cm" chart:style-name="ch6">
              <text:p>λ, нм</text:p>
            </chart:title>
            <chart:grid chart:style-name="ch7" chart:class="major"/>
          </chart:axis>
          <chart:axis chart:dimension="y" chart:name="primary-y" chart:style-name="ch8">
            <chart:title svg:x="0.731cm" svg:y="0.918cm" chart:style-name="ch6">
              <text:p>U/Umax, мВ</text:p>
            </chart:title>
            <chart:grid chart:style-name="ch7" chart:class="major"/>
          </chart:axis>
          <chart:series chart:style-name="ch9" chart:values-cell-range-address="Лист1.C3:Лист1.C21" chart:label-cell-address="Лист1.B1:Лист1.B1" chart:class="chart:scatter">
            <chart:domain table:cell-range-address="Лист1.A3:Лист1.A21"/>
            <chart:data-point chart:repeated="19"/>
          </chart:series>
          <chart:series chart:style-name="ch10" chart:values-cell-range-address="Лист1.E3:Лист1.E21" chart:label-cell-address="Лист1.D1:Лист1.D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λвозб = 408 (нм)</text:p>
                <draw:g>
                  <svg:desc>Лист1.B1:Лист1.B1</svg:desc>
                </draw:g>
              </table:table-cell>
              <table:table-cell office:value-type="string">
                <text:p>λвозб =465 (нм)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Лист1.A3:Лист1.A21</svg:desc>
                </draw:g>
              </table:table-cell>
              <table:table-cell office:value-type="float" office:value="0.036813922356091">
                <text:p>0.036813922356091</text:p>
                <draw:g>
                  <svg:desc>Лист1.C3:Лист1.C21</svg:desc>
                </draw:g>
              </table:table-cell>
              <table:table-cell office:value-type="float" office:value="0.0106554730384243">
                <text:p>0.0106554730384243</text:p>
                <draw:g>
                  <svg:desc>Лист1.E3:Лист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">
                <text:p>510</text:p>
              </table:table-cell>
              <table:table-cell office:value-type="float" office:value="0.0589022757697457">
                <text:p>0.0589022757697457</text:p>
              </table:table-cell>
              <table:table-cell office:value-type="float" office:value="0.0322893122376493">
                <text:p>0.0322893122376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0.178045515394913">
                <text:p>0.178045515394913</text:p>
              </table:table-cell>
              <table:table-cell office:value-type="float" office:value="0.166289958023894">
                <text:p>0.166289958023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0.550200803212851">
                <text:p>0.550200803212851</text:p>
              </table:table-cell>
              <table:table-cell office:value-type="float" office:value="0.544397804326768">
                <text:p>0.544397804326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0.914323962516733">
                <text:p>0.914323962516733</text:p>
              </table:table-cell>
              <table:table-cell office:value-type="float" office:value="0.92541168873103">
                <text:p>0.92541168873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0.99354213755247">
                <text:p>0.99354213755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5">
                <text:p>555</text:p>
              </table:table-cell>
              <table:table-cell office:value-type="float" office:value="0.935073627844712">
                <text:p>0.935073627844712</text:p>
              </table:table-cell>
              <table:table-cell office:value-type="float" office:value="0.928963513077171">
                <text:p>0.92896351307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0.832663989290495">
                <text:p>0.832663989290495</text:p>
              </table:table-cell>
              <table:table-cell office:value-type="float" office:value="0.824991927671941">
                <text:p>0.824991927671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">
                <text:p>565</text:p>
              </table:table-cell>
              <table:table-cell office:value-type="float" office:value="0.728246318607764">
                <text:p>0.728246318607764</text:p>
              </table:table-cell>
              <table:table-cell office:value-type="float" office:value="0.707781724249273">
                <text:p>0.707781724249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">
                <text:p>570</text:p>
              </table:table-cell>
              <table:table-cell office:value-type="float" office:value="0.609103078982597">
                <text:p>0.609103078982597</text:p>
              </table:table-cell>
              <table:table-cell office:value-type="float" office:value="0.595414917662254">
                <text:p>0.595414917662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0.520080321285141">
                <text:p>0.520080321285141</text:p>
              </table:table-cell>
              <table:table-cell office:value-type="float" office:value="0.498546980949306">
                <text:p>0.498546980949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0">
                <text:p>580</text:p>
              </table:table-cell>
              <table:table-cell office:value-type="float" office:value="0.44578313253012">
                <text:p>0.44578313253012</text:p>
              </table:table-cell>
              <table:table-cell office:value-type="float" office:value="0.430416532127866">
                <text:p>0.43041653212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  <table:table-cell office:value-type="float" office:value="0.330655957161981">
                <text:p>0.330655957161981</text:p>
              </table:table-cell>
              <table:table-cell office:value-type="float" office:value="0.308362931869551">
                <text:p>0.308362931869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230254350736278">
                <text:p>0.230254350736278</text:p>
              </table:table-cell>
              <table:table-cell office:value-type="float" office:value="0.202131094607685">
                <text:p>0.202131094607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  <table:table-cell office:value-type="float" office:value="0.198795180722892">
                <text:p>0.198795180722892</text:p>
              </table:table-cell>
              <table:table-cell office:value-type="float" office:value="0.163061026800129">
                <text:p>0.163061026800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0558605101711">
                <text:p>0.0910558605101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">
                <text:p>630</text:p>
              </table:table-cell>
              <table:table-cell office:value-type="float" office:value="0.0816599732262383">
                <text:p>0.0816599732262383</text:p>
              </table:table-cell>
              <table:table-cell office:value-type="float" office:value="0.0652244107200517">
                <text:p>0.0652244107200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">
                <text:p>640</text:p>
              </table:table-cell>
              <table:table-cell office:value-type="float" office:value="0.0589022757697457">
                <text:p>0.0589022757697457</text:p>
              </table:table-cell>
              <table:table-cell office:value-type="float" office:value="0.0429447852760736">
                <text:p>0.0429447852760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